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4.7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F Heuristi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n Cost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Time Taken (sec)</text:p>
          </table:table-cell>
          <table:table-cell office:value-type="string" calcext:value-type="string">
            <text:p>Memory Usage (KB)</text:p>
          </table:table-cell>
          <table:table-cell office:value-type="string" calcext:value-type="string">
            <text:p>Number of Evaluated States</text:p>
          </table:table-cell>
        </table:table-row>
        <table:table-row table:style-name="ro1">
          <table:table-cell office:value-type="string" calcext:value-type="string">
            <text:p>Problem 1 (Classical)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00405055" calcext:value-type="float">
            <text:p>0.00405055</text:p>
          </table:table-cell>
          <table:table-cell office:value-type="float" office:value="24548" calcext:value-type="float">
            <text:p>245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blem 1 (FSM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0285764" calcext:value-type="float">
            <text:p>0.00285764</text:p>
          </table:table-cell>
          <table:table-cell office:value-type="float" office:value="24548" calcext:value-type="float">
            <text:p>245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Problem 2 (Classical)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.00628174" calcext:value-type="float">
            <text:p>0.00628174</text:p>
          </table:table-cell>
          <table:table-cell office:value-type="float" office:value="24548" calcext:value-type="float">
            <text:p>24548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Problem 2 (FSM)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.00444171" calcext:value-type="float">
            <text:p>0.00444171</text:p>
          </table:table-cell>
          <table:table-cell office:value-type="float" office:value="24680" calcext:value-type="float">
            <text:p>24680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Problem 3 (Classical)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.03197" calcext:value-type="float">
            <text:p>0.03197</text:p>
          </table:table-cell>
          <table:table-cell office:value-type="float" office:value="24816" calcext:value-type="float">
            <text:p>24816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Problem 3 (FSM)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.0551657" calcext:value-type="float">
            <text:p>0.0551657</text:p>
          </table:table-cell>
          <table:table-cell office:value-type="float" office:value="24944" calcext:value-type="float">
            <text:p>24944</text:p>
          </table:table-cell>
          <table:table-cell office:value-type="float" office:value="6930" calcext:value-type="float">
            <text:p>6930</text:p>
          </table:table-cell>
        </table:table-row>
        <table:table-row table:style-name="ro1">
          <table:table-cell office:value-type="string" calcext:value-type="string">
            <text:p>Problem 4 (Classical)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.0325022" calcext:value-type="float">
            <text:p>0.0325022</text:p>
          </table:table-cell>
          <table:table-cell office:value-type="float" office:value="24816" calcext:value-type="float">
            <text:p>24816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Problem 4 (FSM)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.0592134" calcext:value-type="float">
            <text:p>0.0592134</text:p>
          </table:table-cell>
          <table:table-cell office:value-type="float" office:value="24944" calcext:value-type="float">
            <text:p>24944</text:p>
          </table:table-cell>
          <table:table-cell office:value-type="float" office:value="6930" calcext:value-type="float">
            <text:p>6930</text:p>
          </table:table-cell>
        </table:table-row>
        <table:table-row table:style-name="ro1">
          <table:table-cell office:value-type="string" calcext:value-type="string">
            <text:p>Problem 5 (Classical)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.020707" calcext:value-type="float">
            <text:p>0.020707</text:p>
          </table:table-cell>
          <table:table-cell office:value-type="float" office:value="24944" calcext:value-type="float">
            <text:p>24944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Problem 5 (FSM)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0.0511078" calcext:value-type="float">
            <text:p>0.0511078</text:p>
          </table:table-cell>
          <table:table-cell office:value-type="float" office:value="25084" calcext:value-type="float">
            <text:p>25084</text:p>
          </table:table-cell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string" calcext:value-type="string">
            <text:p>Problem 6 (Classical)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.0707" calcext:value-type="float">
            <text:p>14.0707</text:p>
          </table:table-cell>
          <table:table-cell office:value-type="float" office:value="36968" calcext:value-type="float">
            <text:p>36968</text:p>
          </table:table-cell>
          <table:table-cell office:value-type="float" office:value="225970" calcext:value-type="float">
            <text:p>225970</text:p>
          </table:table-cell>
        </table:table-row>
        <table:table-row table:style-name="ro1">
          <table:table-cell office:value-type="string" calcext:value-type="string">
            <text:p>Problem 6 (FSM)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3.28475" calcext:value-type="float">
            <text:p>3.28475</text:p>
          </table:table-cell>
          <table:table-cell office:value-type="float" office:value="28816" calcext:value-type="float">
            <text:p>28816</text:p>
          </table:table-cell>
          <table:table-cell office:value-type="float" office:value="43363" calcext:value-type="float">
            <text:p>4336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andmark Cu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n Cost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Time Taken (sec)</text:p>
          </table:table-cell>
          <table:table-cell office:value-type="string" calcext:value-type="string">
            <text:p>Memory Usage (KB)</text:p>
          </table:table-cell>
          <table:table-cell office:value-type="string" calcext:value-type="string">
            <text:p>Number of Evaluated States</text:p>
          </table:table-cell>
        </table:table-row>
        <table:table-row table:style-name="ro1">
          <table:table-cell office:value-type="string" calcext:value-type="string">
            <text:p>Problem 1 (Classical)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00641341" calcext:value-type="float">
            <text:p>0.00641341</text:p>
          </table:table-cell>
          <table:table-cell office:value-type="float" office:value="24680" calcext:value-type="float">
            <text:p>2468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roblem 1 (FSM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0517517" calcext:value-type="float">
            <text:p>0.00517517</text:p>
          </table:table-cell>
          <table:table-cell office:value-type="float" office:value="24680" calcext:value-type="float">
            <text:p>2468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Problem 2 (Classical)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.013696" calcext:value-type="float">
            <text:p>0.013696</text:p>
          </table:table-cell>
          <table:table-cell office:value-type="float" office:value="24684" calcext:value-type="float">
            <text:p>24684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Problem 2 (FSM)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.0291315" calcext:value-type="float">
            <text:p>0.0291315</text:p>
          </table:table-cell>
          <table:table-cell office:value-type="float" office:value="24684" calcext:value-type="float">
            <text:p>24684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Problem 3 (Classical)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0.19507" calcext:value-type="float">
            <text:p>0.19507</text:p>
          </table:table-cell>
          <table:table-cell office:value-type="float" office:value="24820" calcext:value-type="float">
            <text:p>24820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string" calcext:value-type="string">
            <text:p>Problem 3 (FSM)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0.0780285" calcext:value-type="float">
            <text:p>0.0780285</text:p>
          </table:table-cell>
          <table:table-cell office:value-type="float" office:value="24680" calcext:value-type="float">
            <text:p>24680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string" calcext:value-type="string">
            <text:p>Problem 4 (Classical)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0.194906" calcext:value-type="float">
            <text:p>0.194906</text:p>
          </table:table-cell>
          <table:table-cell office:value-type="float" office:value="24820" calcext:value-type="float">
            <text:p>24820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string" calcext:value-type="string">
            <text:p>Problem 4 (FSM)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0.0763197" calcext:value-type="float">
            <text:p>0.0763197</text:p>
          </table:table-cell>
          <table:table-cell office:value-type="float" office:value="24680" calcext:value-type="float">
            <text:p>24680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string" calcext:value-type="string">
            <text:p>Problem 5 (Classical)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51.3275" calcext:value-type="float">
            <text:p>51.3275</text:p>
          </table:table-cell>
          <table:table-cell office:value-type="float" office:value="37692" calcext:value-type="float">
            <text:p>37692</text:p>
          </table:table-cell>
          <table:table-cell office:value-type="float" office:value="310711" calcext:value-type="float">
            <text:p>310711</text:p>
          </table:table-cell>
        </table:table-row>
        <table:table-row table:style-name="ro1">
          <table:table-cell office:value-type="string" calcext:value-type="string">
            <text:p>Problem 5 (FSM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lem 6 (Classica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lem 6 (FSM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20:59:22.906794111</meta:creation-date>
    <dc:date>2021-04-20T21:12:53.235283360</dc:date>
    <meta:editing-duration>PT2M31S</meta:editing-duration>
    <meta:editing-cycles>1</meta:editing-cycles>
    <meta:document-statistic meta:table-count="1" meta:cell-count="141" meta:object-count="0"/>
    <meta:generator>LibreOffice/6.4.7.2$Linux_X86_64 LibreOffice_project/40$Build-2</meta:generator>
  </office:meta>
</office:document-meta>
</file>